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solid" style:text-underline-width="auto" style:text-underline-color="font-color" fo:font-weight="bold" style:font-size-asian="9pt" style:font-weight-asian="bold" style:font-size-complex="9pt" style:font-weight-complex="bold"/>
    </style:style>
    <style:style style:name="P7"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8"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9" style:family="paragraph" style:parent-style-name="Table_20_Contents">
      <style:text-properties style:font-name="Courier" fo:font-size="7pt" style:font-size-asian="7pt" style:font-size-complex="7pt"/>
    </style:style>
    <style:style style:name="P10" style:family="paragraph" style:parent-style-name="Table_20_Contents">
      <style:text-properties style:font-name="Courier" fo:font-size="7pt" style:text-underline-style="none" style:font-size-asian="7pt" style:font-size-complex="7pt"/>
    </style:style>
    <style:style style:name="P11"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2" style:family="paragraph" style:parent-style-name="Table_20_Contents">
      <style:text-properties style:font-name="Courier" fo:font-size="7pt" fo:font-weight="bold" style:font-size-asian="7pt" style:font-weight-asian="bold" style:font-size-complex="7pt" style:font-weight-complex="bold"/>
    </style:style>
    <style:style style:name="P13" style:family="paragraph" style:parent-style-name="Preformatted_20_Text">
      <style:text-properties style:font-name="Courier" fo:font-size="9pt" fo:font-weight="normal" style:font-size-asian="9pt" style:font-weight-asian="normal" style:font-size-complex="9pt" style:font-weight-complex="normal"/>
    </style:style>
    <style:style style:name="P14" style:family="paragraph" style:parent-style-name="Preformatted_20_Text">
      <style:text-properties style:font-name="Courier" fo:font-size="9pt" style:font-size-asian="9pt" style:font-size-complex="9pt"/>
    </style:style>
    <style:style style:name="P15"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6"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7" style:family="paragraph" style:parent-style-name="Preformatted_20_Text">
      <style:text-properties style:font-name="Courier" fo:font-size="9pt" fo:font-style="normal" style:text-underline-style="solid" style:text-underline-width="auto" style:text-underline-color="font-color" fo:font-weight="bold" fo:background-color="transparent" style:font-size-asian="9pt" style:font-style-asian="normal" style:font-weight-asian="bold" style:font-size-complex="9pt" style:font-style-complex="normal" style:font-weight-complex="bold"/>
    </style:style>
    <style:style style:name="P18"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9" style:family="paragraph" style:parent-style-name="Preformatted_20_Text">
      <style:text-properties style:font-name="Courier" fo:font-size="9pt" fo:font-style="normal" style:text-underline-style="none" fo:font-weight="normal" fo:background-color="transparent" style:font-size-asian="9pt" style:font-style-asian="normal" style:font-weight-asian="bold" style:font-size-complex="9pt" style:font-style-complex="normal" style:font-weight-complex="bold"/>
    </style:style>
    <style:style style:name="P20" style:family="paragraph" style:parent-style-name="Preformatted_20_Text">
      <style:paragraph-properties fo:margin-top="0in" fo:margin-bottom="0.1965in"/>
    </style:style>
    <style:style style:name="P21"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22" style:family="paragraph" style:parent-style-name="Preformatted_20_Text">
      <style:paragraph-properties fo:margin-top="0in" fo:margin-bottom="0.1965in"/>
      <style:text-properties style:font-name="Courier" fo:font-size="9pt" style:font-size-asian="9pt" style:font-size-complex="9pt"/>
    </style:style>
    <style:style style:name="P23"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24" style:family="paragraph" style:parent-style-name="Table_20_Contents">
      <style:text-properties style:font-name="Courier" fo:font-size="9pt" fo:font-weight="normal" style:font-size-asian="9pt" style:font-weight-asian="normal" style:font-size-complex="9pt" style:font-weight-complex="normal"/>
    </style:style>
    <style:style style:name="T1" style:family="text">
      <style:text-properties style:font-name="Courier"/>
    </style:style>
    <style:style style:name="T2" style:family="text">
      <style:text-properties style:font-name="Courier" fo:font-size="9pt" style:font-size-asian="9pt" style:font-size-complex="9pt"/>
    </style:style>
    <style:style style:name="T3" style:family="text">
      <style:text-properties style:font-name="Courier" fo:font-size="9pt" fo:background-color="transparent" style:font-size-asian="9pt" style:font-size-complex="9pt"/>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none" fo:background-color="transparent" style:font-size-asian="9pt" style:font-size-complex="9pt"/>
    </style:style>
    <style:style style:name="T6" style:family="text">
      <style:text-properties style:font-name="Courier" fo:font-size="9pt" fo:font-style="normal" style:text-underline-style="none" style:font-size-asian="9pt" style:font-style-asian="normal" style:font-size-complex="9pt" style:font-style-complex="normal"/>
    </style:style>
    <style:style style:name="T7" style:family="text">
      <style:text-properties style:font-name="Courier" fo:font-size="9pt" fo:font-weight="bold" style:font-size-asian="9pt" style:font-weight-asian="bold" style:font-size-complex="9pt" style:font-weight-complex="bold"/>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Courier1"/>
    </style:style>
    <style:style style:name="T16" style:family="text">
      <style:text-properties fo:font-size="7pt" style:font-size-asian="7pt" style:font-size-complex="7pt"/>
    </style:style>
    <style:style style:name="T17" style:family="text">
      <style:text-properties fo:font-size="7pt" fo:font-weight="bold" style:font-size-asian="7pt" style:font-weight-asian="bold" style:font-size-complex="7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9">(priority)</text:p>
              <text:p text:style-name="P10">=&gt;exec or </text:p>
              <text:p text:style-name="P10"><text:s text:c="2"/>script <text:s text:c="9"/></text:p>
              <text:p text:style-name="P10"><text:s text:c="2"/>name</text:p>
              <text:p text:style-name="P10"/>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9">1</text:p>
            <text:p text:style-name="P9">(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3">Warning Message:</text:p>
            <text:p text:style-name="P13">--&gt;Received count of &lt;0&gt; hkt files and count of &lt;0&gt; xml files from directory</text:p>
            <text:p text:style-name="P13">&lt;/tmp21/jsoc/sdo/mocprods/lzp&gt;.</text:p>
            <text:p text:style-name="P13">--&gt;When executing script &lt;/home/production/cvs/JSOC/proj/lev0/scripts/hk/dsdf.pl&gt;</text:p>
            <text:p text:style-name="P21">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1">(1)Confirm the process </text:span>that retrieves Dayfiles from MOC is working. Check with Art or Hao.</text:p>
            <text:p text:style-name="P4"><text:span text:style-name="T11">(2-option a)</text:span>Once this is working the process will pick up dayfiles for lost day(s) and the current day and save dayfiles at 10PM-PDT.</text:p>
            <text:p text:style-name="P4">(<text:span text:style-name="T11">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9">2</text:p>
            <text:p text:style-name="P9">(low-high)</text:p>
            <text:p text:style-name="P12">=&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3">Warning Message:</text:p>
            <text:p text:style-name="P14">--&gt;Received count of &lt;3&gt; hkt files and count of &lt;3&gt; xml files from directory &lt;/home3/carl/cvs/JSOC/proj/lev0/scripts/hk/pup_dir&gt;.</text:p>
            <text:p text:style-name="P14">--&gt;When executing script &lt;/home/production/cvs/JSOC/proj/lev0/scripts/hk/dsdf.pl&gt; from cron job.</text:p>
            <text:p text:style-name="P14">--&gt;Check if there is problem. The dayfiles to ingest into data series and delete from directory did not match the count of the dayfiles received.</text:p>
            <text:p text:style-name="P14">--&gt;Possibly a problem ingesting dayfiles in series because of bad setting of SUMSERVER parameter or SUMS could be not available.</text:p>
            <text:p text:style-name="P22">--&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4">Action Problem Described(1):</text:span>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text:span text:style-name="T14">Action for Problem Described(2):</text:span>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able:table-row>
          <table:table-cell table:style-name="Table1.A2" office:value-type="string">
            <text:p text:style-name="P9">3</text:p>
            <text:p text:style-name="P9">(high)</text:p>
            <text:p text:style-name="P12">=&gt;gdfrt.pl</text:p>
            <text:p text:style-name="P9"/>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text:span></text:p>
            <text:p text:style-name="P3"/>
            <text:p text:style-name="P1"><text:s/>% <text:span text:style-name="T8">gdfrt</text:span><text:span text:style-name="T10">.</text:span><text:span text:style-name="T8">pl</text:span> apid=129 pkt_size=128 </text:p>
            <text:p text:style-name="P1"/>
            <text:p text:style-name="P1">% nohup <text:span text:style-name="T9">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text:span text:style-name="T14">(1)</text:span>j0 server down or crashed.</text:p>
            <text:p text:style-name="P13"><text:span text:style-name="T14">(2)</text:span>Email message in body :Error Message:</text:p>
            <text:p text:style-name="P13">--&gt;Dayfile &lt;/hmisdp-mon/log/packets/0x0081/20100204.0x0081&gt; is not probably there.</text:p>
            <text:p text:style-name="P13">--&gt;This monitor script will continue running and resend another email notice if the data file is there and data starts flowing and stops again.</text:p>
            <text:p text:style-name="P13">--&gt;To restart monitor enter command: <text:s/>/home/production/cvs/JSOC/proj/lev0/scripts/hk/monitor_df_rtmon.pl apid=129</text:p>
            <text:p text:style-name="P21">--&gt;To stop monitor run command(user=production):/home/production/cvs/JSOC/proj/lev0/scripts/hk/stop_monitor_df_rmon.pl apid=129</text:p>
          </table:table-cell>
          <table:table-cell table:style-name="Table1.A2" office:value-type="string">
            <text:p text:style-name="P4">Possible Problems: </text:p>
            <text:p text:style-name="P4"><text:span text:style-name="T14">(1)</text:span>J0 server goes down because of crash or runs out of memory. </text:p>
            <text:p text:style-name="P4"><text:span text:style-name="T14">(2)</text:span>The j0 server loses nfs connection to /hmisdp-mon/log/packets directory</text:p>
            <text:p text:style-name="P4">or Lockheed is not feeding updates </text:p>
            <text:p text:style-name="P4">to dayfiles</text:p>
            <text:p text:style-name="P4"><text:span text:style-name="T14">(3a)</text:span>See item above(2). </text:p>
            <text:p text:style-name="P2">(3b)</text:p>
            <text:p text:style-name="P4">Or could be a short delay when moving to next day at 5pmPDT.</text:p>
            <text:p text:style-name="Table_20_Contents"><text:span text:style-name="T7">(3c)</text:span><text:span text:style-name="T2">Due to install on new egse software on hmisdp-mon and aiasdp</text:span>-<text:span text:style-name="T2">mon. Telemetry collection may </text:span><text:soft-page-break/><text:span text:style-name="T2">have stopped. </text:span></text:p>
          </table:table-cell>
          <table:table-cell table:style-name="Table1.F2" office:value-type="string">
            <text:p text:style-name="P6">Action Problem Described(1):</text:p>
            <text:p text:style-name="P4">Solution <text:s/>is to restart gdfrt.pl process if necessary(This should get restart by cronjob!!). Restart monitor_df_rtmon.pl process. This script currently does not have restart by cronjob.</text:p>
            <text:p text:style-name="P4"/>
            <text:p text:style-name="P4">a)Login into j0 as production user on terminal window. Execute: <text:s/></text:p>
            <text:p text:style-name="P4">% nohup gdfrt.pl apid=129 pkt_size=128 <text:s/>&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text:p>
            <text:p text:style-name="P4">/home2/production/cvs/JSOC/proj/lev0/scripts/hklog-gdfrt-apid-129</text:p>
            <text:p text:style-name="P4"/>
            <text:p text:style-name="P4">d)View in LookData tool that data records are getting added to sdo.lev0_asd_0004.</text:p>
            <text:p text:style-name="P4"/>
            <text:p text:style-name="P6">Action Problem Described(2):</text:p>
            <text:p text:style-name="P4">-Check j0 can see directory /hmisdp-mon/log/packets.</text:p>
            <text:p text:style-name="P4">-Contact Rock on why Lockheed not updating data to dayfiles.</text:p>
            <text:p text:style-name="P4"/>
            <text:p text:style-name="P6">Action Problem Described(3a,b,c):</text:p>
            <text:p text:style-name="P4">-Check j0 can see directory /hmisdp-mon/log/packets.</text:p>
            <text:p text:style-name="P4">-Contact Rock on why Lockheed not updating data to dayfiles.</text:p>
            <text:p text:style-name="P4">-Check logfile:</text:p>
            <text:p text:style-name="P4">/home2/production/cvs/JSOC/proj/lev0/scripts/hk/log/log-gdfrt-apid-129</text:p>
            <text:p text:style-name="P7"><text:soft-page-break/>-Check logfile if packets are getting processed now. Do tail -f on log. Log gets update every minute.</text:p>
            <text:p text:style-name="P7">-Check logfile using “view” for the date and time warning email occurred. Note the log is in UTC but email is in PST. Check if there was a stop of telemetry processing. When started up, check that the processing caught up processing the packets. For example if regular process 14 packets per minute and was stopped for 10 minutes, then there should have been catch up of 140 packets. If catch-up did not occur, then check, if at end of the day, the moc dayfile processing fills the asd series(sdo.lev0_asd_0004). There should be 21600 packets for that day. This moc processing occurs at 12midnight-PST. So check this the next day PST time. If the gap in processing of rtmon dayfile and the moc dayfile processing does not fill gaps, contact Rock.</text:p>
            <text:p text:style-name="P7">This will cause level 1 to fail to process data, if <text:s/>gap in asd series is over a certain amount of time(&gt;10min?).</text:p>
            <text:p text:style-name="P5"/>
            <text:p text:style-name="P4"/>
            <text:p text:style-name="P4"/>
            <text:p text:style-name="P4"/>
            <text:p text:style-name="P4"/>
          </table:table-cell>
        </table:table-row>
        <table:table-row>
          <table:table-cell table:style-name="Table1.A2" office:value-type="string">
            <text:p text:style-name="P9">4</text:p>
            <text:p text:style-name="P9">(high)</text:p>
            <text:p text:style-name="P12">=&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text:span><text:soft-page-break/><text:span text:style-name="T5">cron job to start </text:span><text:span text:style-name="T5">script. Script at</text:span><text:span text:style-name="T3"> /home/production/cvs/JSOC/proj/lev0/scripts/hk. The cronjob script execution with arguments:</text:span></text:p>
            <text:p text:style-name="P3"/>
            <text:p text:style-name="P1"><text:span text:style-name="T8">gdfrt</text:span><text:span text:style-name="T10">.</text:span><text:span text:style-name="T8">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text:soft-page-break/>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text:soft-page-break/>days dayfile before starting processing of current dayfile(0 UTC = 5pmPDT). If greater than two day's of drms down, auto processing will not occur for previous files 2-n days back.</text:p>
            <text:p text:style-name="P4"/>
            <text:p text:style-name="P4"><text:s/></text:p>
            <text:p text:style-name="P4"/>
            <text:p text:style-name="P7"><text:span text:style-name="T11">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able:table-row>
          <table:table-cell table:style-name="Table1.A2" office:value-type="string">
            <text:p text:style-name="P9">5</text:p>
            <text:p text:style-name="P9">(low)</text:p>
            <text:p text:style-name="P12">=&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3">Warning Message:</text:p>
            <text:p text:style-name="P13">--&gt;Received count of &lt;1&gt; hkt files and count of &lt;1&gt; xml files from directory &lt;/hmisdp-mon/log/packets&gt;.</text:p>
            <text:p text:style-name="P13">--&gt;When executing script &lt;/home/production/cvs/JSOC/proj/lev0/scripts/hk/dsdf.pl&gt; from cron job.</text:p>
            <text:p text:style-name="P13">--&gt;Check if there is <text:soft-page-break/>problem. The dayfiles to ingest into data series and delete from directory did not match the count of the dayfiles received.</text:p>
            <text:p text:style-name="P13">--&gt;Possibly a problem ingesting dayfiles in series because of bad setting of SUMSERVER parameter or SUMS could be not available.</text:p>
            <text:p text:style-name="P21">--&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text:soft-page-break/>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1">(Step 2)Manual save RT dayfile</text:span> that failed last night. Execute the manual command to save asd rtmon dayfile to sdo.hk_dayfile.</text:p>
            <text:p text:style-name="P4">ssh or login to j0 as production user. Since we are save only asd <text:soft-page-break/>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able:table-cell>
        </table:table-row>
        <table:table-row>
          <table:table-cell table:style-name="Table1.A2" office:value-type="string">
            <text:p text:style-name="P9">6</text:p>
            <text:p text:style-name="P9">(low)</text:p>
            <text:p text:style-name="P12">=&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1">(Step 1) Check with j0 </text:span>see hmisdp-mon directory. Check if asd dayfile there(apid is 0x81).</text:p>
            <text:p text:style-name="P1"/>
            <text:p text:style-name="P1"><text:span text:style-name="T11">(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able:table-cell>
        </table:table-row>
        <table:table-row>
          <table:table-cell table:style-name="Table1.A2" office:value-type="string">
            <text:p text:style-name="P9"/>
            <text:p text:style-name="P9">8.</text:p>
            <text:p text:style-name="P9">(low)</text:p>
            <text:p text:style-name="P12">=&gt;getdf.pl</text:p>
            <text:p text:style-name="P9"/>
            <text:p text:style-name="P9"/>
            <text:p text:style-name="P9"/>
            <text:p text:style-name="P9"/>
            <text:p text:style-name="P9"/>
            <text:p text:style-name="P9"/>
            <text:p text:style-name="P9"/>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5">Action for Problem Described(1):</text:p>
            <text:p text:style-name="P14">Step(1)(a)Check hsb dayfile have not been already saved to &lt;aia|hmi&gt;.hk_dayfile series. Go to /tmp22/production/lev0/hk_hsb_dayfile and check old dayfiles or use list in warning email to check. Go to JSOC LookupTool and search for entry. For example query for hmi.hk_dayfile[&lt;day date&gt;][][hsb] to check hmi dayfiles(400 values) with apid 445, 481,etc. Check aia apids(500 values) by going to aia.hk_dayfile[&lt;day date&gt;][][hsb]. If dayfile there, then did save the “first created” hsb dayfile created and this dayfile is a reprocessed dayfile so need to save with “hsb_r” source as discussed next. If hsb dayfile “NOT” there, then save this dayfile using source value “hsb” and follow same procedure below for only “old” dayfiles listed in email. Remember the latest dayfiles there should be left alone, since they are saved and removed automatically by cron job at 9pmPDT. </text:p>
            <text:p text:style-name="P14"/>
            <text:p text:style-name="P14">Now we begin a manual process to save hsb dayfiles. See steps 1b-1e.</text:p>
            <text:p text:style-name="P14">Step (1)(b) go to <text:a xlink:type="simple" xlink:href="mailto:production@j0">production@j0</text:a></text:p>
            <text:p text:style-name="P14">% ssh -l production j0</text:p>
            <text:p text:style-name="P14">% cd </text:p>
            <text:p text:style-name="P14">/home/production/cvs/JSOC/proj/lev0/scripts/hk</text:p>
            <text:p text:style-name="P14"/>
            <text:p text:style-name="P14">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text:soft-page-break/>end=20100929 dsnlist=./df_apid_ds_list_for_h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20">Step 1(e) Clear list of old hsb dayfiles to delete from DF_DELETE_FILE_LIST located in /home/production/cvs/JSOC/proj/lev0/scripts/hk. </text:p>
            <text:p text:style-name="P20">This step needs to be done because the auto script getdf.pl uses DF_DELETE_FILE_LIST file too. It is used to remove hsb dayfiles that have been saved to series.</text:p>
            <text:p text:style-name="Preformatted_20_Text">Step 1(f) Remove files from tmp22/production/lev0/hk_hsb_dayfile. Here is example</text:p>
            <text:p text:style-name="Preformatted_20_Text">Check if this is list want to remove by doing ls command.</text:p>
            <text:p text:style-name="Preformatted_20_Text">%ls /tmp22/production/lev0/hk_hsb_dayfile/*_09_29*</text:p>
            <text:p text:style-name="Preformatted_20_Text"/>
            <text:p text:style-name="Preformatted_20_Text">Now carefully do remove.</text:p>
            <text:p text:style-name="Preformatted_20_Text">%rm /tmp22/production/lev0/hk_hsb_dayfile/*_09_29*</text:p>
            <text:p text:style-name="P1"/>
            <text:p text:style-name="P1"/>
            <text:p text:style-name="P1"/>
            <text:p text:style-name="P1"/>
            <text:p text:style-name="P1"/>
            <text:p text:style-name="P1"/>
            <text:p text:style-name="P1"><text:soft-page-break/></text:p>
            <text:p text:style-name="P1"/>
            <text:p text:style-name="P1"/>
          </table:table-cell>
        </table:table-row>
        <table:table-row>
          <table:table-cell table:style-name="Table1.A2" office:value-type="string">
            <text:p text:style-name="P9">(9)(high)</text:p>
            <text:p text:style-name="P12">=&gt;dsdf.pl(9)(high)</text:p>
            <text:p text:style-name="P12">=&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text:soft-page-break/>average processing </text:p>
            <text:p text:style-name="P1">of apid 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4">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4">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one to stop <text:soft-page-break/>processing because it is a requirement to have 288 records per day in <text:s/>both series.</text:p>
          </table:table-cell>
          <table:table-cell table:style-name="Table1.F2" office:value-type="string">
            <text:p text:style-name="P16">Solution for ISSUE(1):</text:p>
            <text:p text:style-name="P15"/>
            <text:p text:style-name="P18">(1a)Check series for missing records to confirm issue.</text:p>
            <text:p text:style-name="P18">--For apid 19:check hmi.temperature_summary_300s has 288 records per day.</text:p>
            <text:p text:style-name="P18">--&gt;For apid 44: Check</text:p>
            <text:p text:style-name="P18">aia.temperature_summary_300s has 288 records per day.</text:p>
            <text:p text:style-name="P18"><text:s/></text:p>
            <text:p text:style-name="P18">(1b)Check if ran correctly last night by checking log files for rtmon and moc dayfile processing.</text:p>
            <text:p text:style-name="P18">--&gt;Check rtmon logfile at </text:p>
            <text:p text:style-name="P18">/home2/production/cvs/JSOC/proj/lev0/scripts/hk/log_df_rtmon</text:p>
            <text:p text:style-name="P18">--&gt;Check rtmon logfile at </text:p>
            <text:p text:style-name="P18">/home2/production/cvs/JSOC/proj/lev0/scripts/hk/log_df_moc</text:p>
            <text:p text:style-name="P18"/>
            <text:p text:style-name="P18">(1c)Check if dayfile with issue has no errors in xml “quality information” file paired with each dayfile.</text:p>
            <text:p text:style-name="P18">---&gt;Go to datatool and view xml dayfile and check is there is missing data in summary line.</text:p>
            <text:p text:style-name="P18"/>
            <text:p text:style-name="P18">(1d)Email Rock and team effected with issue on findings.</text:p>
            <text:p text:style-name="P18"/>
            <text:p text:style-name="P18">(1e)Implement fix if there is missing data.</text:p>
            <text:p text:style-name="P18">--&gt;Request recreate of moc dayfile with new version. Rock or you can do(see ticket). </text:p>
            <text:p text:style-name="P18">--&gt;When Goddard places new file on moc product server the process will work automatically when the “dsdf.pl moc” is run via Art's script on <text:a xlink:type="simple" xlink:href="mailto:jsoc@j0">jsoc@j0</text:a>.</text:p>
            <text:p text:style-name="P18"/>
            <text:p text:style-name="P18">(1f)Verify gaps were filled by checking series records for that day again.</text:p>
            <text:p text:style-name="P18">(1g)If gap not filled then get approvals from Rock to run the set_keys command to fill gaps.</text:p>
            <text:p text:style-name="P18">Here is example of filling gap for time 2010.11.29_20:40:00_UTC where <text:soft-page-break/>DATE is current time when ran command and T_START time is time of record want to fill in(2010.11.29_20:40:00_UTC):</text:p>
            <text:p text:style-name="P18"/>
            <text:p text:style-name="Preformatted_20_Text"><text:span text:style-name="T6">set_keys -c ds=hmi.temperature_summary_300s </text:span><text:span text:style-name="T6">T_START=</text:span><text:span text:style-name="T6">2010.11.29_20:40:00_UTC</text:span><text:span text:style-name="T6"> NUMPTS=0 DATE=</text:span><text:span text:style-name="T15">2011-011-21T20:01:16Z</text:span></text:p>
            <text:p text:style-name="Preformatted_20_Text"/>
            <text:p text:style-name="Preformatted_20_Text">The DATE parameter can be in UTC time(<text:span text:style-name="T1">2011.03.23_19:00:00_UTC</text:span>) or Z time as shown.</text:p>
            <text:p text:style-name="Preformatted_20_Text">The NUMPTS=0 since we have no packet data to calculate average data of keywords.</text:p>
            <text:p text:style-name="Preformatted_20_Text"/>
            <text:p text:style-name="Preformatted_20_Text"><text:span text:style-name="T14">SIDENOTE:</text:span> Example email to Goddard to recreate dayfile:</text:p>
            <text:p text:style-name="Preformatted_20_Text"/>
            <text:p text:style-name="Preformatted_20_Text">--- Original Message ---</text:p>
            <text:p text:style-name="Preformatted_20_Text">Subject: missing packets in moc level 0(lzp) day file for apid 44 -&gt;<text:span text:style-name="T1">0044_2011_012_01.hkt</text:span></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Gap in packets------</text:p>
            <text:p text:style-name="Preformatted_20_Text">2011.01.12_18:22:29.00_UTC</text:p>
            <text:p text:style-name="Preformatted_20_Text"/>
            <text:p text:style-name="Preformatted_20_Text"><text:soft-page-break/>This is about a 41 minutes gap where we have no packets. This is about</text:p>
            <text:p text:style-name="Preformatted_20_Text">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16">Solution for ISSUE(2):</text:p>
            <text:p text:style-name="P18"/>
            <text:p text:style-name="P18">(2a)Confirm cronjobs did not run last night by checking log files (log-df-moc and log-df-rtmon) at </text:p>
            <text:p text:style-name="P18">j0:/home/production/cvs/JSOC/proj/lev0/scripts/hk.</text:p>
            <text:p text:style-name="P18"/>
            <text:p text:style-name="P18">(2b)If occurred for just that one day because of down systems or failed cronjob then the process will process the moc dayfiles from yesterday and today files tonight and this should fix issue.</text:p>
            <text:p text:style-name="P18"/>
            <text:p text:style-name="P18">(2c)If problem persist fix out source of problem. Possible causes are:</text:p>
            <text:p text:style-name="P18">---down h/w</text:p>
            <text:p text:style-name="P18">---down sums/drms</text:p>
            <text:p text:style-name="P18">---down cronjob for rtmon on <text:a xlink:type="simple" xlink:href="mailto:production@j0">production@j0</text:a></text:p>
            <text:p text:style-name="P18">---down Art's retrieve script of moc down files.</text:p>
            <text:p text:style-name="P18"/>
            <text:p text:style-name="P18">(2d)Once back up, the dayfiles from moc product server should be brought over and the cronjobs for moc should process all dayfiles <text:span text:style-name="T16">(9)(high)</text:span></text:p>
            <text:p text:style-name="P18"><text:soft-page-break/><text:span text:style-name="T17">=&gt;dsdf.pl</text:span>for all down days. </text:p>
            <text:p text:style-name="P18"/>
            <text:p text:style-name="P18">(2e)The rtmon dayfile load_m3sd processing needs to be done 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8"/>
            <text:p text:style-name="P4">Example steps to do:</text:p>
            <text:p text:style-name="P4">===&gt;Login as production@j0.</text:p>
            <text:p text:style-name="P4">==&gt;Copy over rtmon files to save to “dropoff” directory from hmimon-sdp. The drop directory is a /tmp22/production/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8">% ingest_dayfile.pl apid=81 dsnlist=./df_apid_ds_list_for_rtmon src=rtmon merged=0</text:p>
            <text:p text:style-name="P8"/>
            <text:p text:style-name="P8">===&gt;Or do all apid by doing:</text:p>
            <text:p text:style-name="P8"/>
            <text:p text:style-name="P8">% ingest_dayfile.pl apidlist=./df_apid_list_day_file_rtmon start=20080518 end=20080530 dsnlist=./df_apid_ds_list_for_rtmon src=rtmon merged=0</text:p>
            <text:p text:style-name="P18"/>
            <text:p text:style-name="P18">===&gt;clean up by deleting items in DF_DELETE_FILE_LIST_RTMON file</text:p>
            <text:p text:style-name="P18"/>
            <text:p text:style-name="P18">===&gt;clean up by removing files in the “dropoff” directory </text:p>
            <text:p text:style-name="P18"/>
            <text:p text:style-name="P18"/>
            <text:p text:style-name="P18"/>
            <text:p text:style-name="P18"/>
            <text:p text:style-name="P18"/>
            <text:p text:style-name="P18"/>
            <text:p text:style-name="P18"/>
            <text:p text:style-name="P18"/>
            <text:p text:style-name="P18"><text:soft-page-break/></text:p>
            <text:p text:style-name="P18"/>
            <text:p text:style-name="P18"/>
          </table:table-cell>
        </table:table-row>
        <table:table-row>
          <table:table-cell table:style-name="Table1.A2" office:value-type="string">
            <text:p text:style-name="P9">(10)(high)</text:p>
            <text:p text:style-name="P12">=&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text:soft-page-break/>average processing </text:p>
            <text:p text:style-name="P1">of apid 19 and 44 to series.</text:p>
            <text:p text:style-name="P1"/>
          </table:table-cell>
          <table:table-cell table:style-name="Table1.A2" office:value-type="string">
            <text:p text:style-name="P4">JSOC:WARNING:M3SD </text:p>
            <text:p text:style-name="P4">Processing and Decode Dayfile Processing of all <text:span text:style-name="T14">MOC</text:span> dayfiles NOT done.</text:p>
            <text:p text:style-name="P4"/>
            <text:p text:style-name="P4">OR</text:p>
            <text:p text:style-name="P4"/>
            <text:p text:style-name="P4">JSOC:WARNING:M3SD </text:p>
            <text:p text:style-name="P4">Processing and Decode Dayfile Processing of all <text:span text:style-name="T14">RTMON</text:span> dayfiles NOT done.</text:p>
          </table:table-cell>
          <table:table-cell table:style-name="Table1.A2" office:value-type="string">
            <text:p text:style-name="P14">Warning Message(1):</text:p>
            <text:p text:style-name="Preformatted_20_Text">--&gt;Did not process the expected <text:s/>&lt;6&gt; dayfiles using load_m3sd executable.</text:p>
            <text:p text:style-name="Preformatted_20_Text">--&gt;Only processed &lt;12&gt; dayfile(s)</text:p>
            <text:p text:style-name="Preformatted_20_Text">--&gt;Check if the dayfiles for apid 17, 19, 21, 38, 40 and 44 have been retrieved and ingested in &lt; hmi | aia &gt;.hk_dayfile series .</text:p>
            <text:p text:style-name="P20">--&gt;If dayfiles exist, get dayfiles and rerun with load_m3sd executable.</text:p>
            <text:p text:style-name="P14">Warning Message(2):</text:p>
            <text:p text:style-name="Preformatted_20_Text">--&gt;Did not process the expected <text:s/>&lt;1&gt; dayfiles using decode_dayfile executable.</text:p>
            <text:p text:style-name="Preformatted_20_Text">--&gt;Note sdo.lev0_asd_0004 was not updated today.</text:p>
            <text:p text:style-name="Preformatted_20_Text">--&gt;Only processed &lt;2&gt; dayfile(s).</text:p>
            <text:p text:style-name="Preformatted_20_Text"><text:soft-page-break/>--&gt;Check if the dayfiles for apid 129 has been retrieved and ingested in sdo.hk_dayfile series .</text:p>
            <text:p text:style-name="P20">--&gt;If dayfile exists, get dayfiles and rerun with decode_dayfile executable.</text:p>
            <text:p text:style-name="P1"/>
          </table:table-cell>
          <table:table-cell table:style-name="Table1.A2" office:value-type="string">
            <text:p text:style-name="P2">Problem</text:p>
            <text:p text:style-name="P2">(1):</text:p>
            <text:p text:style-name="P4">There were expected 6 files to be processed. If 12 were processed then the night before might not have been processed because Art's script did not run or because the drms/sums might have been down and could not process dayfiles to drms data series.</text:p>
            <text:p text:style-name="P4"/>
            <text:p text:style-name="P2">Problem</text:p>
            <text:p text:style-name="P2">(2):</text:p>
            <text:p text:style-name="P4">There was a retransmit of dayfile and the version of dayfile was updated to version 02. <text:soft-page-break/>Sometimes dayfiles are resent with more complete data.</text:p>
          </table:table-cell>
          <table:table-cell table:style-name="Table1.F2" office:value-type="string">
            <text:p text:style-name="P16">Problem(1)</text:p>
            <text:p text:style-name="P19">(1a)Check logfile on what happened.</text:p>
            <text:p text:style-name="P19">==&gt;<text:span text:style-name="T13">For MOC </text:span>Dayfile check log at</text:p>
            <text:p text:style-name="P19">/home2/production/cvs/JSOC/proj/lev0/scripts/hk/log-df-moc</text:p>
            <text:p text:style-name="P19">==&gt;<text:span text:style-name="T13">For RTMON</text:span> <text:span text:style-name="T13">Dayfile </text:span>check log at </text:p>
            <text:p text:style-name="P19">/home2/production/cvs/JSOC/proj/lev0/scripts/hk/log-df-rtmon</text:p>
            <text:p text:style-name="P19">(1b)Check if log shows did not run the day before. If did not run the day before need to find out reason it did not run.</text:p>
            <text:p text:style-name="P19"/>
            <text:p text:style-name="P17">Problem(2)</text:p>
            <text:p text:style-name="P19">(2a)Check logfile on what happened.</text:p>
            <text:p text:style-name="P19">==&gt;For MOC Dayfile check log at</text:p>
            <text:p text:style-name="P19">/home2/production/cvs/JSOC/proj/lev0/scripts/hk/log-df-moc</text:p>
            <text:p text:style-name="P19">==&gt;For RTMON Dayfile check log at </text:p>
            <text:p text:style-name="P19">/home2/production/cvs/JSOC/proj/lev0/scripts/hk/log-df-moc</text:p>
            <text:p text:style-name="P19">(2b)Check if they sent us different versions of dayfiles that might be updates. The revised dayfiles could be resent with updated data. Check version, which could say 02(i.e. , see <text:s/>02 value in this file 0001_2011_097_02.hkt).</text:p>
            <text:p text:style-name="P19">Or it could be a resent of dayfile with a doy(day of year) that was not last night doy. For example,today is doy 097 and we got files showing doy 037(0001_2011_037_02.hkt) with updated version.</text:p>
            <text:p text:style-name="P19">(2c)Send email to team on your investigation. For example, there was a retransmit of doy dayfiles with verision 02 for doy=xxx.</text:p>
            <text:p text:style-name="P19">(2d)Also send any information if these files failed to get processed using load_m3sd(saves to 6 telemetry averaging series), decode_dayfile(save data to sdo.lev0_asd_0004 series) and ingest_lev0.pl(save dayfile to &lt;sdo|hmi|aia&gt;.hk_dayfile serie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LGC Sans" style:font-size-asian="24pt" style:font-weight-asian="bold" style:font-name-complex="DejaVu LGC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22 on <text:s/>5/24/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5-27T11:54:17</dc:date>
    <meta:printed-by>Carl Cimilluca</meta:printed-by>
    <meta:print-date>2010-06-08T15:00:32</meta:print-date>
    <meta:editing-cycles>89</meta:editing-cycles>
    <meta:editing-duration>PT20H49M51S</meta:editing-duration>
    <meta:user-defined meta:name="Info 1"/>
    <meta:user-defined meta:name="Info 2"/>
    <meta:user-defined meta:name="Info 3"/>
    <meta:user-defined meta:name="Info 4"/>
    <meta:document-statistic meta:table-count="1" meta:image-count="0" meta:object-count="0" meta:page-count="15" meta:paragraph-count="378" meta:word-count="4255" meta:character-count="24159"/>
  </office:meta>
</office:document-meta>
</file>